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Heading_20_2" text:outline-level="2">Die Simulation</text:h>
        <text:p text:style-name="Standard">Das Univer­sum ist eine Simulation und nicht real. </text:p>
        <text:p text:style-name="Standard">Die Simulation wurde gestartet, um einen Beweis zu haben, ob die Schöpfer der Simulation selbst in einer Simulation leben. </text:p>
        <text:p text:style-name="Standard">Die Schöpfer der Simulation leben in einer Welt, in der man rein theoretisch ein Wesen in einen Klon transferieren kann. Der Ausgang des Versetzens ist laut der zugrundelegenden Theorie nicht definiert, das bedeutet, das man aufgrund der Theorie nicht sagen kann, dass das Versetzen funktionieren oder versagen muss.</text:p>
        <text:p text:style-name="Standard">In der Praxis hat sich aber heraus gestellt, dass man denn Prozess des Versetzen beherrscht und dass die Versuche, die man unternommen hat, an sich hätten funktionieren müssen, es aber aus unerklärlichen Gründen bisher immer ein Fehlschlag war. </text:p>
        <text:p text:style-name="Standard">Die Schöpfer vermuten daher, dass sie in einer Simulation leben. Die Simulation wurde nun gestartet um einen Beweis dafür zu finden, ob sie selber in einer Simulation leben oder nicht. Man geht davon aus, dass wenn man eine simulierte Entität in einen eigens dafür gezüchteten Klon versetzen kann, dies der eigentliche Beweis ist. Gelingt der Transfer, so beweist dies, dass die Schöpfer selber eine Simulation sind, da die Entitäten nur von einer Simulation in die andere wechseln. Man ist sich natürlich bewusst, dass ein Fehlschlag kein Beweis dafür ist, dass man keine Simulation ist, da ein Fehlschlag in einer Simulation natürlich einfach programmiert sein kann. </text:p>
        <text:p text:style-name="Standard">Die Simulation ist nicht vollständig, sondern simuliert nur Ausschnitte des Universums. Um zu entscheiden welche Ausschnitte am tiefesten berechnet werden, werden die Entitäten ausgeklügelten Selektionen unterworfen. Diese Sekektionsalgorythmen prüfen alle Entitäten der Simulation und entscheiden, wieviel der Simulationkapazität der Enttität zugewiesen wird. Es gibt also nur einige wenige Entitäten, die nahezu vollständig simuliert werden. </text:p>
        <text:p text:style-name="Standard">Die Entwickler der Simulation haben einige Hinweise eingebaut, so dass die Entitäten herausfinden können, dass sie in einer Simulation leben. So gibt es in der Simulation nur Menschen und keine weiteren intelligente Lebensformen. Entgegen der bekannten Theorien ist FTL-Raumfahrt möglich, sowohl durch reale Bewegung im Raum, als auch durch Abkürzungen durch andere Dimensionen. Die technologische Entwicklung hat außergewöhnliche Maßstäbe erreicht, es gibt Teleportation, Genetische Manipulation mit der erfolgten Züchtung des "Übermenschen", Replikation, Antimaterie, Cyperware, intelligente bewusste Maschinen, also alles was sich ein Sci-Fi-Autor vorstellen kann. Und das alles obwohl die gängigen Theorien diese technologischen Entwicklungen eigentlich als unmöglich vorhergesagt haben.</text:p>
        <text:h text:style-name="Heading_20_2" text:outline-level="2">Das reale Univer­sum</text:h>
        <text:p text:style-name="Standard">Das reale Universum ist voller unterschiedlicher Intelligenzen, die Menschen sind also definitiv nicht die einzige intelligente Lebensform.</text:p>
        <text:p text:style-name="Standard">Die technologische Entwicklung wird durch "realistische" Randbedingungen bestimmt, es gibt keine "Sci-Fi" – Technologie, sondern lediglich realistische technologische Entwicklungen. Also kein Warpantrieb, Replikatoren, Teleportation, PSI – Kräfte oder ähnliches.</text:p>
        <text:p text:style-name="Standard">Aufgrund der technologischen Begrenzungen haben alle Zivilisationen keinen Kontakte untereinander; dass es andere Kulturen gibt, weiss man nur aufgrund der Strahlungen (Radio etc.) die von den einzelnen Kulturen erzeugt werden. </text:p>
        <text:p text:style-name="Standard">Die bemannte Raumfahrt beschränkt sich auf das eigene Sonnensystem.</text:p>
        <text:p text:style-name="Standard">Die meistgenutzte Energiequelle sind Atomkraft, Fussion oder regenerative Energiequellen.</text:p>
        <text:p text:style-name="Standard">Die Medizin bedient sich der Gentechnik, allerdings kann man nicht Lebewesen aus dem Baukasten erzeugen. Cyperware ist möglich, hat aber nicht die Ausmasse des Cyperpunk – Genres. </text:p>
        <text:p text:style-name="Standard">Die Computertechnologie ist die am weitesten entwickelte Technologie, die Rechenmaschienen haben durchaus die Leistungsfähigkeit um die Simulation vollständig zu leisten. Es gibt keine Möglichkeit die Entitäten aus der Simulation herauszuholen, da die medizinische Entwicklung es nicht ermöglicht ein Gehirn mit den Erfahrungen einer simulierten Entität zu prägen.</text:p>
        <text:p text:style-name="Standard">Die beiden werden die Entitäten also anlügen, wenn sie ihnen die Möglichkeit bieten, die Simulation zu verlassen. Letzlich wollen die beiden ja auch nur wissen, wie sich die Entitäten verhalten werden.</text:p>
        <text:h text:style-name="Heading_20_2" text:outline-level="2">Geschichtsschreibung innerhalb der Simulation</text:h>
        <text:p text:style-name="P1">Die Phase, in der die ersten Kolonien gegründet wurden. Kein FTL-Antrieb vorhanden. Kolonie war auf sich allein gestellt. Diese Epoche gipfelt in einem Weltkrieg, der die Kolonie fasst vernichtet hätte. Die Koloniegründer gehen als die Altvorderen in die Geschicht ein.</text:p>
        <text:p text:style-name="Standard">Die Welt wurde von den Altvorderen in wenigen Tagen erschaffen und mit den Menschen bevölkert. Es gibt zahlreiche Entstehungslegenden darüber, wie die Welt erschaffen wurde und mit den Menschen bevölkert wurde. In der Gründungsepoche haben die Menschen nie dagewesene Dinge erreicht. Die Legenden sprechen von Bauten, die den Himmel berührt haben. Das Ende der Gründungsepoche wurde von den Menschen selbst ausgelöst, die berauscht von ihrer Macht untereinander unseins wurden und sich gegenseitig bekämpften. In einer grausamen Schlacht, die nur wenige Stunden gedauert haben soll, wurde die Welt geschliffen und nahezu alle Menschen ausgelöscht.</text:p>
        <text:p text:style-name="P2">Die Kolonie wird wieder aufgebaut. Die Phase in der die ersten Sternensysteme umfassenden Reiche gegründet werden. Erste FTL-Sprungtore. Diese Epoche endet mit einem ultimativen Krieg gegen das System, das diese Welt ursprünglich gegründet hat. Die Kolonie verliert und wird geschliffen. Die Kolonie wird aber neu besiedelt und die Überlebenden werden von den Siegern assimiliert.</text:p>
        <text:p text:style-name="Standard">Doch die Menschen überlebten und bauten ihre Welt neu auf. Nach einer langen Zeit wurden die Menschen weitaus mächtiger, als die Menschen der Gründungsepoche, viele sagen sogar, das die Menschen dieser Zeit noch mächtiger waren, als die Altvorderen. Die Legenden von dieser Zeit sprechen davon, das die Menschen damit begannen, eigenes Leben zu erschaffen und sich eine allmächtige Streitkraft schufen, mit der sie die Altvorderen herausforderten. Diese Schlacht dauerte Jahrzehnte und Himmel und Erde wurden von den Streitkräften der Menschen und der Herrscharen der Altvorderen geschliffen. Am Ende wurde von den Menschen die Schlacht verloren. Diese Schlacht ging in die Geschichtsschreibung als der große Katalysmus ein. Die Altvorderen beschließen, das die Menschen ganz neu anfangen müßen und erlauben ihnen aber weiter zu leben. Die Altvorderen sind sogar so großzügig, das sie den Menschen erlauben unter den Altvorderen zu leben.</text:p>
        <text:p text:style-name="Standard"><text:span text:style-name="T1">Die Kolonie wird zum dritten Mal wieder aufgebaut und in ein großes Sternenreich integriert. Die Phase in der Sprungtore so groß werden, das man ganze Flotten durchschicken kann. Die Menschen erreichen eine technologische Ära, in der mit Technologie nahezu alles möglich ist. Die Menschen entdecken den Zugang zu anderen Dimensionen und bekommen Kontakt zu übernatürlichen Mächten. Letzenendes entdecken die Menschen Gott (bzw. ein Gottähnliches Wesen) und führen einen Schlacht gegen Gott. Die Menschen verlieren, werden aber nicht vernichtet, sondern finden andere Verbündete, die sie gegen Gott beschützen.</text:span></text:p>
        <text:p text:style-name="Standard">Phase 1: Erste Koloniegründungen. Kein FTL. Keine Sprungtore Kolonie wird von Erde gegründet. Kolonie entwickelt sich innerhalb von wenigen Jahrhunderten zu einem vollständig industrialisierten Planeten. --&gt; Erster weltweiter Krieg in der Kolonie --&gt; fast vollständige Vernichtung. --&gt; Neuaufbau, dauert aber diesmal sehr viel länger</text:p>
        <text:p text:style-name="Standard">Phase 2: Erste Sprungtore mit wenigen Meter Durchmesser. Erste Sternenreiche mit einigen wenigen Sonnensystemen. Kolonie bekommt Kontakt zu anderen Welten. Krieg mit Erde, die ursprünglich die Kolonie gegründet haben. Technologie erreicht nie dagewesene Höhen. --&gt; Erster Krieg mehrerer Sonnensysteme --&gt; Kolonie wird wiedermal fast vollständig vernichtet.</text:p>
        <text:p text:style-name="Standard">Phase 3: Erste Sprungtore, durch die ganze Flotten hindurchpassen. Technologie kann fast alles erreichen. Menschen lernen die Dimensionsreise. Menschen entdecken wie sie Kontakt zu übernatürlichen Wesen erreichen (Gott und CO) und erkennen, das es unendliche Universen gibt, die als Spielwiese dieser Übernatürlichen Wesen gelten. Menschen erreichen ein Niveau, das teilweise an die Macht dieser Wesen heranreicht. Menschen erfahren, wer für ihre Existenz verantwortlich ist. Menschen führen Krieg gegen die Wesen und verlieren. Die Wesen beschließen aber die Menschen nicht zu vernichten, sondern weiter existieren zu lassen, da sie das Potential haben, wie sie zu sein und da die Menschen unter den Wesen auch Freunde haben. Menschen erkennen das selbst der Mächtigste irgendwo ein Wesen hat, das mächtiger ist. </text:p>
        <text:p text:style-name="Standard">Prinzip : Wesen A schlägt Wesen B. Wesen B schlägt Wesen C. Wesen C schlägt Wesen A. Will Wesen B also Wesen A schlagen, dann muß es Wesen C dazu bringen, das zu tun.</text:p>
        <text:p text:style-name="Standard">Phase 4: Menschen beginnen ebenfalls damit das Spiel der Wesen mitzuspielen. Bedingung der Wesen ist, das nicht alle Menschen auf dem unglaublichen Niveau der Wesen sein dürfen, sondern nur die talentiersten. Wie die Menschen dies auskaspern bleibt ihnen überlassen. Sollten die Menschen damit beginnen, alle Menschen auf das Niveau der Wesen zu bringen --&gt; erneuter Krieg und eventuell doch die vollständige Vernichtung. Die Wesen halten die Menschen für sehr machthungrig und generell für zu gewalttätig.</text:p>
        <text:p text:style-name="Standard">Die Kolonie wird durch die Kontrolle auf einem konstanten Technologielevel gehalten. Das Ziel der Kontrolle ist, das es den Menschen auf dieser Kolonie prinzipell gut gehen soll. Die Kontrolle bezieht besonders ihren Nachwuchs aus den Talentiertesten der Koloniebewohner. Die Talentiertesten können eines Tages auf dem Technolgielevel der Wesen gehievt werden. </text:p>
        <text:p text:style-name="Standard">Es existieren sehr viele Kolonien auf diesem Niveau, es gibt aber auch Sternenreiche der Menschen in den unterschiedlichsten Formen und Ausprägunge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cm" fo:margin-bottom="0.101cm" style:shadow="none"/>
      <style:text-properties fo:color="#000080"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000080">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9999cc" fo:font-size="12pt" fo:font-weight="bold" style:font-size-asian="12pt" style:font-weight-asian="bold" style:font-size-complex="12pt" style:font-weight-complex="bold" style:text-scale="105%"/>
    </style:style>
    <style:style style:name="P4" style:family="paragraph" style:parent-style-name="Header">
      <style:paragraph-properties fo:margin-left="-0.026cm" fo:margin-right="-1.984cm" fo:margin-top="0cm" fo:margin-bottom="0cm" fo:text-align="justify" style:justify-single-word="false" fo:text-indent="-1.958cm" style:auto-text-indent="false" fo:background-color="#000080">
        <style:tab-stops>
          <style:tab-stop style:position="9.5cm" style:type="center"/>
          <style:tab-stop style:position="17.33cm" style:type="right"/>
        </style:tab-stops>
        <style:background-image/>
      </style:paragraph-properties>
      <style:text-properties fo:color="#ccccff" fo:font-size="12pt" fo:font-weight="bold" style:font-size-asian="12pt" style:font-weight-asian="bold" style:font-size-complex="12pt" style:font-weight-complex="bold" style:text-scale="105%"/>
    </style:style>
    <style:style style:name="P5"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page-layout style:name="pm1">
      <style:page-layout-properties fo:page-width="21.001cm" fo:page-height="29.7cm" style:num-format="1" style:print-orientation="portrait" fo:margin-top="0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REVELATION</text:p>
        <text:p text:style-name="P3"><text:tab/>The Rules Engine for Roleplaying</text:p>
        <text:p text:style-name="P4"/>
      </style:header>
      <style:footer>
        <text:p text:style-name="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2-04T21:40:52</meta:creation-date>
    <dc:date>2006-07-30T13:32:38</dc:date>
    <meta:print-date>2006-04-09T11:21:36</meta:print-date>
    <dc:language>de-DE</dc:language>
    <meta:editing-cycles>45</meta:editing-cycles>
    <meta:editing-duration>PT18H25M26S</meta:editing-duration>
    <meta:user-defined meta:name="Info 1"/>
    <meta:user-defined meta:name="Info 2"/>
    <meta:user-defined meta:name="Info 3"/>
    <meta:user-defined meta:name="Info 4"/>
    <meta:document-statistic meta:table-count="0" meta:image-count="0" meta:object-count="0" meta:page-count="1" meta:paragraph-count="33" meta:word-count="1383" meta:character-count="9822"/>
  </office:meta>
</office:document-meta>
</file>